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3773" officeooo:paragraph-rsid="001b3773"/>
    </style:style>
    <style:style style:name="P2" style:family="paragraph" style:parent-style-name="Standard">
      <style:text-properties officeooo:rsid="001b8b16" officeooo:paragraph-rsid="001b8b16"/>
    </style:style>
    <style:style style:name="P3" style:family="paragraph" style:parent-style-name="Standard">
      <style:text-properties officeooo:rsid="001cb0fa" officeooo:paragraph-rsid="001cb0fa"/>
    </style:style>
    <style:style style:name="P4" style:family="paragraph" style:parent-style-name="Standard">
      <style:text-properties officeooo:rsid="001f5db6" officeooo:paragraph-rsid="001f5db6"/>
    </style:style>
    <style:style style:name="P5" style:family="paragraph" style:parent-style-name="Standard">
      <style:text-properties officeooo:rsid="00209cee" officeooo:paragraph-rsid="00209cee"/>
    </style:style>
    <style:style style:name="P6" style:family="paragraph" style:parent-style-name="Standard">
      <style:text-properties officeooo:rsid="002202be" officeooo:paragraph-rsid="002202be"/>
    </style:style>
    <style:style style:name="P7" style:family="paragraph" style:parent-style-name="Standard">
      <style:text-properties officeooo:rsid="00246cad" officeooo:paragraph-rsid="00246cad"/>
    </style:style>
    <style:style style:name="P8" style:family="paragraph" style:parent-style-name="Standard">
      <style:text-properties officeooo:rsid="00246cad" officeooo:paragraph-rsid="00246cad"/>
    </style:style>
    <style:style style:name="P9" style:family="paragraph" style:parent-style-name="Standard">
      <style:text-properties officeooo:rsid="001b3773" officeooo:paragraph-rsid="00273627"/>
    </style:style>
    <style:style style:name="P10" style:family="paragraph" style:parent-style-name="Standard">
      <style:text-properties officeooo:rsid="001b3773" officeooo:paragraph-rsid="002e5ae5"/>
    </style:style>
    <style:style style:name="P11" style:family="paragraph" style:parent-style-name="Standard">
      <style:text-properties officeooo:rsid="001b3773" officeooo:paragraph-rsid="0033c147"/>
    </style:style>
    <style:style style:name="P12" style:family="paragraph" style:parent-style-name="Standard">
      <style:text-properties officeooo:rsid="00273627" officeooo:paragraph-rsid="00273627"/>
    </style:style>
    <style:style style:name="P13" style:family="paragraph" style:parent-style-name="Standard">
      <style:text-properties officeooo:rsid="002cb2c8" officeooo:paragraph-rsid="002cb2c8"/>
    </style:style>
    <style:style style:name="P14" style:family="paragraph" style:parent-style-name="Standard">
      <style:text-properties officeooo:rsid="002cb2c8" officeooo:paragraph-rsid="002cd29d"/>
    </style:style>
    <style:style style:name="P15" style:family="paragraph" style:parent-style-name="Standard">
      <style:text-properties officeooo:rsid="002cb2c8" officeooo:paragraph-rsid="002e5ae5"/>
    </style:style>
    <style:style style:name="P16" style:family="paragraph" style:parent-style-name="Standard">
      <style:text-properties officeooo:rsid="002e5ae5" officeooo:paragraph-rsid="002e5ae5"/>
    </style:style>
    <style:style style:name="P17" style:family="paragraph" style:parent-style-name="Standard">
      <style:text-properties officeooo:rsid="002f738e" officeooo:paragraph-rsid="002f738e"/>
    </style:style>
    <style:style style:name="P18" style:family="paragraph" style:parent-style-name="Standard">
      <style:text-properties officeooo:rsid="0031e4e2" officeooo:paragraph-rsid="0031e4e2"/>
    </style:style>
    <style:style style:name="P19" style:family="paragraph" style:parent-style-name="Standard">
      <style:text-properties officeooo:rsid="0031e4e2" officeooo:paragraph-rsid="0034e5e0"/>
    </style:style>
    <style:style style:name="T1" style:family="text">
      <style:text-properties officeooo:rsid="002202be"/>
    </style:style>
    <style:style style:name="T2" style:family="text">
      <style:text-properties officeooo:rsid="00228770"/>
    </style:style>
    <style:style style:name="T3" style:family="text">
      <style:text-properties officeooo:rsid="0022ce9a"/>
    </style:style>
    <style:style style:name="T4" style:family="text">
      <style:text-properties officeooo:rsid="002618ae"/>
    </style:style>
    <style:style style:name="T5" style:family="text">
      <style:text-properties officeooo:rsid="0027232e"/>
    </style:style>
    <style:style style:name="T6" style:family="text">
      <style:text-properties officeooo:rsid="00289ec0"/>
    </style:style>
    <style:style style:name="T7" style:family="text">
      <style:text-properties officeooo:rsid="002a4892"/>
    </style:style>
    <style:style style:name="T8" style:family="text">
      <style:text-properties officeooo:rsid="002b3456"/>
    </style:style>
    <style:style style:name="T9" style:family="text">
      <style:text-properties officeooo:rsid="002b60c8"/>
    </style:style>
    <style:style style:name="T10" style:family="text">
      <style:text-properties officeooo:rsid="002cb2c8"/>
    </style:style>
    <style:style style:name="T11" style:family="text">
      <style:text-properties officeooo:rsid="002cd29d"/>
    </style:style>
    <style:style style:name="T12" style:family="text">
      <style:text-properties officeooo:rsid="002e5ae5"/>
    </style:style>
    <style:style style:name="T13" style:family="text">
      <style:text-properties officeooo:rsid="0033c147"/>
    </style:style>
    <style:style style:name="T14" style:family="text">
      <style:text-properties officeooo:rsid="0034e5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conceitos </text:p>
      <text:p text:style-name="P1"/>
      <text:p text:style-name="P1">Normas ISO e Segurança da Informação </text:p>
      <text:p text:style-name="P1">vídeo 1 </text:p>
      <text:p text:style-name="P1"/>
      <text:p text:style-name="P4">SGSI = sistema de gestão de segurança da informação (preserva a tríade CID)</text:p>
      <text:p text:style-name="P1"/>
      <text:p text:style-name="P2">ISO = International Organization of Standardization (organização internacional de padronização).</text:p>
      <text:p text:style-name="P2">Sua principal atividade é elaborar padrões para especificações e métodos de trabalho nas mais diversas áreas da socidades.</text:p>
      <text:p text:style-name="P2"/>
      <text:p text:style-name="P3">IEC = comissão eletrotécnica internacional, organização internacional de padronização de tecnologias elétricas, eletrônicas e relacionadas.</text:p>
      <text:p text:style-name="P3"/>
      <text:p text:style-name="P3">Família ISO/IEC 27000 oferece um conjunto de normas relacionadas à Segurança da informação </text:p>
      <text:p text:style-name="P3"/>
      <text:p text:style-name="P4">ISO/IEC 27001 e 27002 (Código de boas práticas da segurança da informação) formam as principais referências, atualmente, para quem procura tratar a questão da segurança da informação de maneira eficiente e com eficácia. <text:span text:style-name="T1">(não é um padrão técnico, nem produto ou tecnologia dirigida)</text:span></text:p>
      <text:p text:style-name="P3"/>
      <text:p text:style-name="P4">A norma cita alguns fatores de influência para o estabelecimento e a sua implementação, como:</text:p>
      <text:p text:style-name="P4">-necessidades;</text:p>
      <text:p text:style-name="P4">-objetivos;</text:p>
      <text:p text:style-name="P4">requisitos de segurança;</text:p>
      <text:p text:style-name="P4">processos organizacionais;</text:p>
      <text:p text:style-name="P4">tamanho e estrutura da organização </text:p>
      <text:p text:style-name="P4"/>
      <text:p text:style-name="P5">NBR normais brasileiras, são <text:span text:style-name="T5">idênticas</text:span> às normas ISO </text:p>
      <text:p text:style-name="P5"/>
      <text:p text:style-name="P6">Norma ABNT NBR ISO/IEC 27001:2013 </text:p>
      <text:p text:style-name="P6">-<text:span text:style-name="T2">cláusula 3-termos e definições </text:span></text:p>
      <text:p text:style-name="P6">-<text:span text:style-name="T2">estabelecer</text:span></text:p>
      <text:p text:style-name="P6">-<text:span text:style-name="T2">implementar</text:span></text:p>
      <text:p text:style-name="P6">-<text:span text:style-name="T2">manter</text:span></text:p>
      <text:p text:style-name="P6">-<text:span text:style-name="T2">melhorar</text:span></text:p>
      <text:p text:style-name="P6"/>
      <text:p text:style-name="P6">-<text:span text:style-name="T2">Avaliação e o tratamento de riscos de segurança da informação voltados para a necessidade da organização</text:span></text:p>
      <text:p text:style-name="P6">-<text:span text:style-name="T3">formam atualmente as principais referencias para tratar a segurança de informação </text:span></text:p>
      <text:p text:style-name="P6"/>
      <text:p text:style-name="P7">ESTRUTURA GERAL </text:p>
      <text:p text:style-name="P7">-<text:span text:style-name="T4">anexo L </text:span></text:p>
      <text:p text:style-name="P9">------------------------------------------------------------------------------------------------------------------------</text:p>
      <text:p text:style-name="P9"/>
      <text:p text:style-name="P9">------------------------------------------------------------------------------------------------------------------------</text:p>
      <text:p text:style-name="P9"/>
      <text:p text:style-name="P12">Requisitos </text:p>
      <text:p text:style-name="P12">vídeo 2 </text:p>
      <text:p text:style-name="P12"><text:soft-page-break/>O que é a norma ISO/IEC 27001 </text:p>
      <text:p text:style-name="P12"/>
      <text:p text:style-name="P12">-<text:span text:style-name="T6">criada para prover requisitos para: estabelecer, implementar, manter e melhorar um sistema de gestão de seg. da informação SGSI. </text:span></text:p>
      <text:p text:style-name="P12">-<text:span text:style-name="T7">A alta direção precisa optar por aderir a norma em seu negócio. </text:span></text:p>
      <text:p text:style-name="P12">-<text:span text:style-name="T8">o SGSI tem por objetivo, preservar a seg. da informação, consequentemente, preservar a tríade CID.</text:span></text:p>
      <text:p text:style-name="P12">-<text:span text:style-name="T9">a norma faz isso aplicando um processo de gestão de riscos</text:span></text:p>
      <text:p text:style-name="P12">- <text:span text:style-name="T10">ISO/IEC 27001 é uma metologia de segurança da informação</text:span></text:p>
      <text:p text:style-name="P12"/>
      <text:p text:style-name="P12"/>
      <text:p text:style-name="P13">Estrutura geral da norma ISO/IEC 27001 </text:p>
      <text:p text:style-name="P19">-palavra-chave: <text:span text:style-name="T14">DEVE</text:span> </text:p>
      <text:p text:style-name="P13"/>
      <text:p text:style-name="P13">-<text:span text:style-name="T11">Cláusula 1</text:span></text:p>
      <text:p text:style-name="P13"><text:tab/><text:span text:style-name="T11">Escopo da norma, define quais os resultados a serem alcançados</text:span></text:p>
      <text:p text:style-name="P14">-<text:span text:style-name="T11">Cláusula 2 </text:span></text:p>
      <text:p text:style-name="P14"><text:tab/><text:span text:style-name="T11">referência normativa, trata das referências usadas no texto </text:span></text:p>
      <text:p text:style-name="P14">-<text:span text:style-name="T11">Cláusula 3</text:span></text:p>
      <text:p text:style-name="P14"><text:tab/><text:span text:style-name="T11">termos e definições</text:span></text:p>
      <text:p text:style-name="P14">-<text:span text:style-name="T11">Cláusula 4 </text:span></text:p>
      <text:p text:style-name="P14"><text:tab/><text:span text:style-name="T11">trata do contexto da organização, analise dela mesma, entender os motivos de estar <text:tab/>naquela situação, fatores externos e internos, requisitos </text:span></text:p>
      <text:p text:style-name="P14">-<text:span text:style-name="T11">Cláusula 5</text:span></text:p>
      <text:p text:style-name="P14"><text:tab/><text:span text:style-name="T12">trata da liderança, deve assegurar que o SGSI vai alcançar os resultados desejados pela <text:tab/>empresa</text:span></text:p>
      <text:p text:style-name="P15">-<text:span text:style-name="T11">Cláusula </text:span><text:span text:style-name="T12">6 </text:span></text:p>
      <text:p text:style-name="P15"><text:tab/><text:span text:style-name="T12">planejamento, está ligado a direção, a empresa deve definir riscos e oportunidades que <text:tab/>foram: identificados, analisados, avaliados e definidos, os tratamentos. </text:span></text:p>
      <text:p text:style-name="P15">-<text:span text:style-name="T11">Cláusula </text:span><text:span text:style-name="T12">7</text:span></text:p>
      <text:p text:style-name="P15"><text:tab/><text:span text:style-name="T12">suporte, tipo de suporte que a empresa precisa para atingir metas e objetivos </text:span></text:p>
      <text:p text:style-name="P15">-<text:span text:style-name="T11">Cláusula </text:span><text:span text:style-name="T12">8</text:span></text:p>
      <text:p text:style-name="P15"><text:tab/><text:span text:style-name="T12">trata da operação, está ligado ao suporte, aborda processos internos tercerizados</text:span></text:p>
      <text:p text:style-name="P15">-<text:span text:style-name="T11">Cláusula </text:span><text:span text:style-name="T12">9 </text:span></text:p>
      <text:p text:style-name="P15"><text:tab/><text:span text:style-name="T12">trata da avaliação do desempenho do SGSI <text:s/>(auditorias)</text:span></text:p>
      <text:p text:style-name="P15">-<text:span text:style-name="T11">Cláusula </text:span><text:span text:style-name="T12">10</text:span></text:p>
      <text:p text:style-name="P15"><text:tab/><text:span text:style-name="T12">trata da melhoria </text:span></text:p>
      <text:p text:style-name="P10">------------------------------------------------------------------------------------------------------------------------</text:p>
      <text:p text:style-name="P10"/>
      <text:p text:style-name="P10">------------------------------------------------------------------------------------------------------------------------</text:p>
      <text:p text:style-name="P10"/>
      <text:p text:style-name="P16">Certificados </text:p>
      <text:p text:style-name="P16"/>
      <text:p text:style-name="P17">-O brasil está em 39º no ranking da ISO neste quesito </text:p>
      <text:p text:style-name="P17"/>
      <text:p text:style-name="P18">Norma ABNT NBR ISO/IEC 27002:2013 </text:p>
      <text:p text:style-name="P18">Código de prática para a gestão da segurança da informação</text:p>
      <text:p text:style-name="P18"/>
      <text:p text:style-name="P18">-apresenta as melhores práticas a serem utilizadas na gestão da seg. da informação </text:p>
      <text:p text:style-name="P18">-palavra-chave: CONVÉM </text:p>
      <text:p text:style-name="P18">-<text:span text:style-name="T13">a versão 2013 recomenda 115 tipo de controles básicos</text:span></text:p>
      <text:p text:style-name="P11">------------------------------------------------------------------------------------------------------------------------</text:p>
      <text:p text:style-name="P17"><text:soft-page-break/></text:p>
      <text:p text:style-name="P17"/>
      <text:p text:style-name="P16"/>
      <text:p text:style-name="P15"/>
      <text:p text:style-name="P15"/>
      <text:p text:style-name="P15"/>
      <text:p text:style-name="P14"/>
      <text:p text:style-name="P14"><text:tab/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0T18:27:20.604000000</dc:date>
    <meta:editing-duration>PT3H24M6S</meta:editing-duration>
    <meta:editing-cycles>27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71" meta:word-count="476" meta:character-count="3899" meta:non-whitespace-character-count="3445"/>
  </office:meta>
</office:document-meta>
</file>